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90000023C89590C7A4AFCF5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5.6217in" draw:z-index="0"><draw:image xlink:href="Pictures/10000000000002A90000023C89590C7A4AFCF5D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13:48:59.817630185</meta:creation-date>
    <dc:date>2023-02-24T13:49:26.344695742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